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1" style:name="P2" style:parent-style-name="Standard"/>
    <style:style style:family="text" style:name="T1"/>
    <style:style style:family="section" style:name="Sect1">
      <style:section-properties anx:BungeniSectionID="+79e2UWJTeSjsrmT1xkIRA" anx:BungeniSectionType="ProceduralMotion" anx:__BungeniMetaEditable="false"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
      <style:section-properties anx:BungeniPersonID="15" anx:BungeniPersonRole="15" anx:BungeniSectionID="ymkHDKsPT0+0wU5FpxeWqg" anx:BungeniSectionType="Speech" anx:BungeniSpeechAs="MemberOfParliament" anx:BungeniSpeechAsDesc="Member of Parliament" anx:BungeniSpeechAsURI="/ontology/roles/ke/member" anx:BungeniSpeechBy="Adan Billow" anx:BungeniSpeechByURI="ken.person.Adan.Billow.1938-07-25"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PersonID="563" anx:BungeniPersonRole="563" anx:BungeniSectionID="IMMRuckLSZGqBKGkIzQoYA" anx:BungeniSectionType="Speech" anx:BungeniSpeechAs="MemberOfParliament" anx:BungeniSpeechAsDesc="Member of Parliament" anx:BungeniSpeechAsURI="/ontology/roles/ke/member" anx:BungeniSpeechBy="Epeinituus Midiwa" anx:BungeniSpeechByURI="ken.person.Epeinituus.Midiwa.1979-11-0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4">
      <style:section-properties anx:BungeniSectionID="68kr23dMTTeyv6FmeL7+pQ" anx:BungeniSectionType="body" style:editable="false">
        <style:columns fo:column-count="1" fo:column-gap="0in"/>
      </style:section-properties>
    </style:style>
    <style:style style:family="section" style:name="Sect5">
      <style:section-properties anx:BungeniSectionID="swfguEdcS2i+CRtUTB3K2g"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6">
      <style:section-properties anx:BungeniSectionID="q8i3LT1QRsC6B1Bqy9wJO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7">
      <style:section-properties anx:BungeniSectionID="WfsDPiveS2y6diLAwWPg5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8">
      <style:section-properties anx:BungeniSectionID="vyEYgmn3QMGLVGh7yC3apw"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9">
      <style:section-properties anx:BungeniSectionID="PBxvRio9QCG/3h4prR+RRw"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10">
      <style:section-properties anx:BungeniSectionID="6Byxde/+SX+N3sxWcddFeg"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1">
      <style:section-properties anx:BungeniSectionID="obIhaG7AQHmeQaSxaFQdew" anx:BungeniSectionType="Communication" anx:__BungeniMetaEditable="false" fo:background-color="#ffffff" fo:margin-left="0.4in" fo:margin-right="0in" style:editable="false">
        <style:columns fo:column-count="1" fo:column-gap="0in"/>
        <style:background-image/>
      </style:section-properties>
    </style:style>
    <style:style style:family="section" style:name="Sect12">
      <style:section-properties anx:BungeniPersonID="212" anx:BungeniPersonRole="212" anx:BungeniSectionID="e3UDWLnISZaC83bJuW9dZw"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3">
      <style:section-properties anx:BungeniPersonID="380" anx:BungeniPersonRole="380" anx:BungeniSectionID="cTyFSSNcSeS+n3UJetaDkQ" anx:BungeniSectionType="Speech" anx:BungeniSpeechAs="MemberOfParliament" anx:BungeniSpeechAsDesc="Member of Parliament" anx:BungeniSpeechAsURI="/ontology/roles/ke/member" anx:BungeniSpeechBy="PeKricT usendwe" anx:BungeniSpeechByURI="ken.person.PeKricT.usendwe.1984-06-22"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4">
      <style:section-properties anx:BungeniPersonID="212" anx:BungeniPersonRole="212" anx:BungeniSectionID="QL2Ia1QbS/KjTWIWY5YPsg"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5">
      <style:section-properties anx:BungeniSectionID="FQwzBBp4Q1ul8IiegHh2Sw" anx:BungeniSectionType="PointOfOrder"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6">
      <style:section-properties anx:BungeniPersonID="5" anx:BungeniPersonRole="5" anx:BungeniSectionID="iUxQwknhQySiNHOwi8M90w" anx:BungeniSectionType="Speech" anx:BungeniSpeechAs="MemberOfParliament" anx:BungeniSpeechAsDesc="Member of Parliament" anx:BungeniSpeechAsURI="/ontology/roles/ke/member" anx:BungeniSpeechBy="Epainitoos Akaranga" anx:BungeniSpeechByURI="ken.person.Epainitoos.Akaranga.1951-12-1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7">
      <style:section-properties anx:BungeniPersonID="179" anx:BungeniPersonRole="179" anx:BungeniSectionID="vszNzmmEQWeh2oDMO6pZtA" anx:BungeniSectionType="Speech" anx:BungeniSpeechAs="MemberOfParliament" anx:BungeniSpeechAsDesc="Member of Parliament" anx:BungeniSpeechAsURI="/ontology/roles/ke/member" anx:BungeniSpeechBy="William Reto" anx:BungeniSpeechByURI="ken.person.William.Reto.1949-01-03"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8">
      <style:section-properties anx:BungeniSectionID="732LqMxNQ92TZqKiDZCvy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9">
      <style:section-properties anx:BungeniSectionID="0J80zoJKSjWDf0KMH2ArDg"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20">
      <style:section-properties anx:BungeniMotionName="Establishment of An Ombudsman" anx:BungeniMotionNo="2" anx:BungeniMotionTitle="Establishment of An Ombudsman" anx:BungeniMotionURI="ken.motion.ombudsman" anx:BungeniSectionID="9wRFOuUAS624PECN23Lqcw"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1">
      <style:section-properties anx:BungeniMotionName="Establishment of An Ombudsman" anx:BungeniMotionNo="2" anx:BungeniMotionTitle="Establishment of An Ombudsman" anx:BungeniMotionURI="ken.motion.ombudsman" anx:BungeniPersonID="26" anx:BungeniPersonRole="26" anx:BungeniSectionID="iwfNYlxpTRmmfybFiWOEVQ" anx:BungeniSectionType="Speech" anx:BungeniSpeechAs="MemberOfParliament" anx:BungeniSpeechAsDesc="Member of Parliament" anx:BungeniSpeechAsURI="/ontology/roles/ke/member" anx:BungeniSpeechBy="Gorrach Galgallo" anx:BungeniSpeechByURI="ken.person.Gorrach.Galgallo.1978-07-07"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2">
      <style:section-properties anx:BungeniSectionID="Yeaw/EiKQGeFl+rm7lHyAg" anx:BungeniSectionType="P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23">
      <style:section-properties anx:BungeniEventName="actionevt1" anx:BungeniOntology="/ontology/event/question/proposed" anx:BungeniOntologyName="QuestionProposed" anx:BungeniSectionID="CSiH+dmzQISzZH+XrSckjQ"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4">
      <style:section-properties anx:BungeniEventName="actionevt2" anx:BungeniOntology="/ontology/event/question/accepted" anx:BungeniOntologyName="QuestionAccepted" anx:BungeniSectionID="ewpFc7ZpRnu1IzK9qPrpKg"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5">
      <style:section-properties anx:BungeniSectionID="x23uFT0yRa2UY9XAR080Kw"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6">
      <style:section-properties anx:BungeniPersonID="557" anx:BungeniPersonRole="557" anx:BungeniSectionID="UDZKWq7VS2uCzBP2ZC5Zpg" anx:BungeniSectionType="Speech" anx:BungeniSpeechAs="DySpeaker" anx:BungeniSpeechAsDesc="Deputy Speaker" anx:BungeniSpeechAsURI="/ontology/roles/ke/dyspeaker" anx:BungeniSpeechBy="Herrisun Muranda" anx:BungeniSpeechByURI="ken.person.Herrisun.Muranda.1952-09-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7">
      <style:section-properties anx:BungeniPersonID="557" anx:BungeniPersonRole="557" anx:BungeniSectionID="WgGzCOKIT8G7YkAnl233NQ" anx:BungeniSectionType="Observation" anx:BungeniSpeechAs="DySpeaker" anx:BungeniSpeechAsDesc="Deputy Speaker" anx:BungeniSpeechAsURI="/ontology/roles/ke/dyspeaker" anx:BungeniSpeechBy="Herrisun Muranda" anx:BungeniSpeechByURI="ken.person.Herrisun.Muranda.1952-09-09" anx:__BungeniMetaEditable="false" anx:__BungeniMetaEditor="toolbarSubAction.makeDebateSpeechBlockSection.section_cre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3905716">
          <text:deletion>
            <office:change-info>
              <dc:creator>Danson Gemo</dc:creator>
              <dc:date>2010-06-18T15:27:00</dc:date>
            </office:change-info>
            <text:p text:style-name="heading_5f_preface">ASSEMBLY</text:p>
          </text:deletion>
        </text:changed-region>
        <text:changed-region text:id="ct-1413905268">
          <text:insertion>
            <office:change-info>
              <dc:creator>Danson Gemo</dc:creator>
              <dc:date>2010-06-18T15:27:00</dc:date>
            </office:change-info>
          </text:insertion>
        </text:changed-region>
        <text:changed-region text:id="ct-1413905156">
          <text:insertion>
            <office:change-info>
              <dc:creator>Danson Gemo</dc:creator>
              <dc:date>2010-06-18T15:28:00</dc:date>
            </office:change-info>
          </text:insertion>
        </text:changed-region>
        <text:changed-region text:id="ct-1413904484">
          <text:deletion>
            <office:change-info>
              <dc:creator>Danson Gemo</dc:creator>
              <dc:date>2010-06-18T15:28:00</dc:date>
            </office:change-info>
            <text:list text:style-name="L1" xml:id="list1575978443">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item>
                <text:p text:style-name="P1"><text:a xlink:href="uri:/ken/docs/ministry/finance/doc000231" xlink:type="simple"/></text:p>
              </text:list-item>
            </text:list>
          </text:deletion>
        </text:changed-region>
        <text:changed-region text:id="ct-1413904148">
          <text:deletion>
            <office:change-info>
              <dc:creator>Danson Gemo</dc:creator>
              <dc:date>2010-06-18T15:28:00</dc:date>
            </office:change-info>
            <text:p text:style-name="observation">(By the Assista</text:p>
          </text:deletion>
        </text:changed-region>
        <text:changed-region text:id="ct-1413903924">
          <text:deletion>
            <office:change-info>
              <dc:creator>Danson Gemo</dc:creator>
              <dc:date>2010-06-18T15:28:00</dc:date>
            </office:change-info>
            <text:p text:style-name="Standard"><text:s/>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13903364">
          <text:insertion>
            <office:change-info>
              <dc:creator>Danson Gemo</dc:creator>
              <dc:date>2010-06-18T15:45:00</dc:date>
            </office:change-info>
          </text:insertion>
        </text:changed-region>
        <text:changed-region text:id="ct-1413903140">
          <text:insertion>
            <office:change-info>
              <dc:creator>Danson Gemo</dc:creator>
              <dc:date>2010-06-18T15:45:00</dc:date>
            </office:change-info>
          </text:insertion>
        </text:changed-region>
        <text:changed-region text:id="ct-1413904708">
          <text:deletion>
            <office:change-info>
              <dc:creator>Danson Gemo</dc:creator>
              <dc:date>2010-06-18T15:46:00</dc:date>
            </office:change-info>
            <text:p text:style-name="heading_5f_procmotions">PROCEDURAL MOTIONS </text:p>
            <text:section text:name="procmotion1" text:style-name="Sect1">
              <text:p text:style-name="heading_5f_motion">Limitation of Debate: Presidential Address </text:p>
              <text:section text:name="speech7" text:style-name="Sect2">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name="speech8" text:style-name="Sect3">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heading_5f_procmotion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4">
        <text:section text:name="preface" text:style-name="Sect5">
          <text:p text:style-name="heading_5f_preface">NATIONAL <text:change text:change-id="ct-1413905716"/><text:change-start text:change-id="ct-1413905268"/>PARLIAMENT<text:change-end text:change-id="ct-1413905268"/> <text:s text:c="3"/></text:p>
          <text:p text:style-name="Standard"/>
          <text:p text:style-name="subheading_5f_preface"><text:tab/>OFFICIAL REPORT </text:p>
          <text:p text:style-name="Standard"/>
          <text:section text:name="comment3" text:style-name="Sect6">
            <text:p text:style-name="observation">[Mr Speaker in the Chair] </text:p>
            <text:p text:style-name="observation"/>
          </text:section>
        </text:section>
        <text:section text:name="comment2" text:style-name="Sect7">
          <text:p text:style-name="observation">PRAYERS </text:p>
          <text:p text:style-name="observation"/>
        </text:section>
        <text:section text:name="papers1" text:style-name="Sect8">
          <text:p text:style-name="heading_5f_papers">PAPERS LAID </text:p>
          <text:p text:style-name="Standard"/>
          <text:p text:style-name="subheading_5f_papers">The following Papers were laid on the Table: </text:p>
          <text:p text:style-name="Standard"><text:change-start text:change-id="ct-1413905156"/>NO PAPERS WERE PRESENTED<text:change-end text:change-id="ct-1413905156"/></text:p>
          <text:section text:name="tbldocs1" text:style-name="Sect9">
            <text:list text:continue-numbering="true" text:style-name="L1" xml:id="list1974281030">
              <text:list-item>
                <text:p text:style-name="P1"><text:change text:change-id="ct-1413904484"/><text:a xlink:href="uri:/ken/docs/ministry/finance/doc000231" xlink:type="simple"/></text:p>
              </text:list-item>
            </text:list>
            <text:section text:name="comment1" text:style-name="Sect10">
              <text:p text:style-name="observation"><text:change text:change-id="ct-1413904148"/>nt Minister for Finance (Mr. Keah) on behalf of the Minister for Finance) </text:p>
            </text:section>
            <text:p text:style-name="observation"/>
          </text:section>
        </text:section>
        <text:section text:name="comnctn1" text:style-name="Sect11">
          <text:p text:style-name="heading_5f_comchair">COMMUNICATION FROM THE CHAIR </text:p>
          <text:section text:name="speech1" text:style-name="Sect12">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text:change text:change-id="ct-1413903924"/>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name="speech2" text:style-name="Sect13">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name="speech3" text:style-name="Sect14">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name="porder1" text:style-name="Sect15">
          <text:p text:style-name="heading_5f_pointoforder">POINT OF ORDER </text:p>
          <text:p text:style-name="heading_5f_pointoforder"><text:tab/>Banning of Matatus from Accessing <text:tab/>Nairobi CBD </text:p>
          <text:p text:style-name="Standard"><text:tab/></text:p>
          <text:section text:name="speech4" text:style-name="Sect16">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change-start text:change-id="ct-1413903364"/></text:p>
            <text:p text:style-name="Standard">I demand this be reconsidered for the good of man.</text:p>
            <text:p text:style-name="Standard"><text:change-end text:change-id="ct-1413903364"/><text:tab/><text:change-start text:change-id="ct-1413903140"/></text:p>
            <text:p text:style-name="Standard"><text:change-end text:change-id="ct-1413903140"/>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name="speech5" text:style-name="Sect17">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name="comment4" text:style-name="Sect18">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name="noticesmotion1" text:style-name="Sect19">
          <text:p text:style-name="heading_5f_noticesofmotion">NOTICE OF MOTION </text:p>
          <text:section text:name="noticeofmotion1" text:style-name="Sect20">
            <text:p text:style-name="heading_5f_motion">Release of Game Reserve Land for Public Use </text:p>
            <text:section text:name="speech6" text:style-name="Sect21">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text:soft-page-break/>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name="procmotions1" text:style-name="Sect22">
          <text:p text:style-name="heading_5f_procmotions"><text:change text:change-id="ct-1413904708"/></text:p>
        </text:section>
        <text:section text:name="actionevt1" text:style-name="Sect23">
          <text:p text:style-name="Standard">(Question proposed) </text:p>
        </text:section>
        <text:section text:name="actionevt2" text:style-name="Sect24">
          <text:p text:style-name="Standard">(Question put and agreed to) </text:p>
        </text:section>
        <text:p text:style-name="Standard"/>
        <text:section text:name="concl1" text:style-name="Sect25">
          <text:p text:style-name="heading_5f_comchair">ADJOURNMENT </text:p>
          <text:section text:name="speech9" text:style-name="Sect26">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name="comment5" text:style-name="Sect27">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2vsjwbftdg44" draw:name="_31_2vsjwbftdg44" xlink:actuate="onLoad" xlink:href="Pictures/1000000000000004000000044B8B09BB.png" xlink:show="embed" xlink:type="simple"/>
    <draw:fill-image draw:display-name="13uibeoyfa9lc" draw:name="_31_3uibeoyfa9lc" xlink:actuate="onLoad" xlink:href="Pictures/1000000000000004000000045A636FA8.png" xlink:show="embed" xlink:type="simple"/>
    <draw:fill-image draw:display-name="14bvucmehnhtj" draw:name="_31_4bvucmehnhtj" xlink:actuate="onLoad" xlink:href="Pictures/1000000000000004000000044B8B09BB.png" xlink:show="embed" xlink:type="simple"/>
    <draw:fill-image draw:display-name="18m1udqe21fdk" draw:name="_31_8m1udqe21fdk" xlink:actuate="onLoad" xlink:href="Pictures/1000000000000004000000045A636FA8.png" xlink:show="embed" xlink:type="simple"/>
    <draw:fill-image draw:display-name="1cfsxem7klzio" draw:name="_31_cfsxem7klzio" xlink:actuate="onLoad" xlink:href="Pictures/1000000000000004000000045A636FA8.png" xlink:show="embed" xlink:type="simple"/>
    <draw:fill-image draw:display-name="1cnw7208lof74" draw:name="_31_cnw7208lof74" xlink:actuate="onLoad" xlink:href="Pictures/1000000000000004000000044B8B09BB.png" xlink:show="embed" xlink:type="simple"/>
    <draw:fill-image draw:display-name="1cwkxp2avq62l" draw:name="_31_cwkxp2avq62l" xlink:actuate="onLoad" xlink:href="Pictures/100000000000000400000004CC5182EB.png" xlink:show="embed" xlink:type="simple"/>
    <draw:fill-image draw:display-name="1czfmrlato0gm" draw:name="_31_czfmrlato0gm" xlink:actuate="onLoad" xlink:href="Pictures/1000000000000004000000045A636FA8.png" xlink:show="embed" xlink:type="simple"/>
    <draw:fill-image draw:display-name="1g2le4d4f4vhh" draw:name="_31_g2le4d4f4vhh" xlink:actuate="onLoad" xlink:href="Pictures/1000000000000004000000042C88C416.png" xlink:show="embed" xlink:type="simple"/>
    <draw:fill-image draw:display-name="1g9f0xi5ubzye" draw:name="_31_g9f0xi5ubzye" xlink:actuate="onLoad" xlink:href="Pictures/1000000000000004000000045A636FA8.png" xlink:show="embed" xlink:type="simple"/>
    <draw:fill-image draw:display-name="1gojzb8sp1dj7" draw:name="_31_gojzb8sp1dj7" xlink:actuate="onLoad" xlink:href="Pictures/1000000000000004000000044B8B09BB.png" xlink:show="embed" xlink:type="simple"/>
    <draw:fill-image draw:display-name="1i3xcr2qwvwio" draw:name="_31_i3xcr2qwvwio" xlink:actuate="onLoad" xlink:href="Pictures/1000000000000004000000044B8B09BB.png" xlink:show="embed" xlink:type="simple"/>
    <draw:fill-image draw:display-name="1k80c7rr9268r" draw:name="_31_k80c7rr9268r" xlink:actuate="onLoad" xlink:href="Pictures/1000000000000004000000045A636FA8.png" xlink:show="embed" xlink:type="simple"/>
    <draw:fill-image draw:display-name="1l11hx0jfrgcb" draw:name="_31_l11hx0jfrgcb" xlink:actuate="onLoad" xlink:href="Pictures/1000000000000004000000045A636FA8.png" xlink:show="embed" xlink:type="simple"/>
    <draw:fill-image draw:display-name="1lnhesfmlnbsq" draw:name="_31_lnhesfmlnbsq" xlink:actuate="onLoad" xlink:href="Pictures/1000000000000004000000044B8B09BB.png" xlink:show="embed" xlink:type="simple"/>
    <draw:fill-image draw:display-name="1o25kcnj2nd67" draw:name="_31_o25kcnj2nd67" xlink:actuate="onLoad" xlink:href="Pictures/100000000000000400000004DE6A59C2.png" xlink:show="embed" xlink:type="simple"/>
    <draw:fill-image draw:display-name="1odn5z370qz8a" draw:name="_31_odn5z370qz8a" xlink:actuate="onLoad" xlink:href="Pictures/1000000000000004000000042C88C416.png" xlink:show="embed" xlink:type="simple"/>
    <draw:fill-image draw:display-name="1pbt7pxohfkxg" draw:name="_31_pbt7pxohfkxg" xlink:actuate="onLoad" xlink:href="Pictures/1000000000000004000000045A636FA8.png" xlink:show="embed" xlink:type="simple"/>
    <draw:fill-image draw:display-name="1rlmu7j5ux0ks" draw:name="_31_rlmu7j5ux0ks" xlink:actuate="onLoad" xlink:href="Pictures/1000000000000004000000044B8B09BB.png" xlink:show="embed" xlink:type="simple"/>
    <draw:fill-image draw:display-name="1sjf35eapo834" draw:name="_31_sjf35eapo834" xlink:actuate="onLoad" xlink:href="Pictures/100000000000000400000004D7F2E517.png" xlink:show="embed" xlink:type="simple"/>
    <draw:fill-image draw:display-name="34oxo4o8a4m4" draw:name="_33_4oxo4o8a4m4" xlink:actuate="onLoad" xlink:href="Pictures/1000000000000004000000042C88C416.png" xlink:show="embed" xlink:type="simple"/>
    <draw:fill-image draw:display-name="7pwrgkyo2ov2" draw:name="_37_pwrgkyo2ov2" xlink:actuate="onLoad" xlink:href="Pictures/1000000000000004000000045A636FA8.png" xlink:show="embed" xlink:type="simple"/>
    <draw:fill-image draw:name="hdpbp2zckinc" xlink:actuate="onLoad" xlink:href="Pictures/1000000000000004000000044B8B09BB.png" xlink:show="embed" xlink:type="simple"/>
    <draw:fill-image draw:name="i9nnfq94q0pd" xlink:actuate="onLoad" xlink:href="Pictures/100000000000000400000004CC5182EB.png" xlink:show="embed" xlink:type="simple"/>
    <draw:fill-image draw:name="kshocqt2rg4k" xlink:actuate="onLoad" xlink:href="Pictures/100000000000000400000004DE6A59C2.png" xlink:show="embed" xlink:type="simple"/>
    <draw:fill-image draw:name="kusiamdk8uyn" xlink:actuate="onLoad" xlink:href="Pictures/1000000000000004000000044B8B09BB.png" xlink:show="embed" xlink:type="simple"/>
    <draw:fill-image draw:name="powxxb1tyyxu" xlink:actuate="onLoad" xlink:href="Pictures/1000000000000004000000044B8B09BB.png" xlink:show="embed" xlink:type="simple"/>
    <draw:fill-image draw:name="sb7a7dzk0m8b" xlink:actuate="onLoad" xlink:href="Pictures/1000000000000004000000045A636FA8.png" xlink:show="embed" xlink:type="simple"/>
    <draw:fill-image draw:name="u0q9hj6tgmif" xlink:actuate="onLoad" xlink:href="Pictures/100000000000000400000004CC5182EB.png" xlink:show="embed" xlink:type="simple"/>
    <draw:fill-image draw:name="wzs5k5ewvajb" xlink:actuate="onLoad" xlink:href="Pictures/1000000000000004000000045A636FA8.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6-17T23:02:07</meta:creation-date>
    <meta:editing-duration>PT01H07M47S</meta:editing-duration>
    <meta:editing-cycles>26</meta:editing-cycles>
    <meta:generator>OpenOffice.org/3.1$Linux OpenOffice.org_project/310m19$Build-9420</meta:generator>
    <meta:initial-creator>Ashok Hariharan</meta:initial-creator>
    <dc:date>2010-06-21T15:43:37</dc:date>
    <dc:creator>Epanisitos Akaranga</dc:creator>
    <meta:document-statistic meta:character-count="4913" meta:image-count="0" meta:object-count="0" meta:page-count="4" meta:paragraph-count="46" meta:table-count="0" meta:word-count="846"/>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